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Normal" style:master-page-name="MP0" style:family="paragraph">
      <style:paragraph-properties fo:break-before="page" fo:text-align="center" fo:margin-bottom="0.1451in" fo:line-height="107%" fo:margin-left="0.0729in" fo:text-indent="0in">
        <style:tab-stops/>
      </style:paragraph-properties>
    </style:style>
    <style:style style:name="T2" style:parent-style-name="DefaultParagraphFont" style:family="text">
      <style:text-properties style:font-name="Cambria" style:font-name-asian="Cambria" style:font-name-complex="Cambria" fo:font-weight="bold" style:font-weight-asian="bold" fo:color="#23B8DC" fo:font-size="13pt" style:font-size-asian="13pt"/>
    </style:style>
    <style:style style:name="P3" style:parent-style-name="Normal" style:family="paragraph">
      <style:paragraph-properties fo:margin-bottom="0.0826in" fo:line-height="107%" fo:margin-left="0in" fo:text-indent="0in">
        <style:tab-stops/>
      </style:paragraph-properties>
    </style:style>
    <style:style style:name="T4" style:parent-style-name="DefaultParagraphFont" style:family="text">
      <style:text-properties fo:font-weight="bold" style:font-weight-asian="bold" fo:font-size="12pt" style:font-size-asian="12pt" style:text-underline-type="single" style:text-underline-style="solid" style:text-underline-width="auto" style:text-underline-mode="continuous" style:text-underline-color="#000000"/>
    </style:style>
    <style:style style:name="T5" style:parent-style-name="DefaultParagraphFont" style:family="text">
      <style:text-properties fo:font-weight="bold" style:font-weight-asian="bold" fo:font-size="12pt" style:font-size-asian="12pt"/>
    </style:style>
    <style:style style:name="P6" style:parent-style-name="Normal" style:family="paragraph">
      <style:paragraph-properties fo:margin-bottom="0in" fo:margin-left="-0.0034in">
        <style:tab-stops/>
      </style:paragraph-properties>
    </style:style>
    <style:style style:name="T7" style:parent-style-name="DefaultParagraphFont" style:family="text">
      <style:text-properties fo:font-weight="bold" style:font-weight-asian="bold"/>
    </style:style>
    <style:style style:name="P8" style:parent-style-name="Normal" style:family="paragraph">
      <style:paragraph-properties fo:margin-bottom="0in" fo:margin-left="-0.0034in">
        <style:tab-stops/>
      </style:paragraph-properties>
    </style:style>
    <style:style style:name="T9" style:parent-style-name="DefaultParagraphFont" style:family="text">
      <style:text-properties fo:font-weight="bold" style:font-weight-asian="bold"/>
    </style:style>
    <style:style style:name="P10" style:parent-style-name="Normal" style:family="paragraph">
      <style:paragraph-properties fo:margin-bottom="0in" fo:margin-left="-0.0034in">
        <style:tab-stops/>
      </style:paragraph-properties>
    </style:style>
    <style:style style:name="T11" style:parent-style-name="DefaultParagraphFont" style:family="text">
      <style:text-properties fo:font-weight="bold" style:font-weight-asian="bold"/>
    </style:style>
    <style:style style:name="P12" style:parent-style-name="Normal" style:family="paragraph">
      <style:paragraph-properties fo:margin-bottom="0in" fo:margin-left="-0.0034in">
        <style:tab-stops/>
      </style:paragraph-properties>
    </style:style>
    <style:style style:name="T13" style:parent-style-name="DefaultParagraphFont" style:family="text">
      <style:text-properties fo:font-weight="bold" style:font-weight-asian="bold"/>
    </style:style>
    <style:style style:name="P14" style:parent-style-name="Normal" style:family="paragraph">
      <style:paragraph-properties fo:margin-bottom="0in" fo:margin-left="-0.0034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bottom="0in" fo:margin-left="-0.0034in">
        <style:tab-stops/>
      </style:paragraph-properties>
    </style:style>
    <style:style style:name="T17" style:parent-style-name="DefaultParagraphFont" style:family="text">
      <style:text-properties fo:font-weight="bold" style:font-weight-asian="bold"/>
    </style:style>
    <style:style style:name="P18" style:parent-style-name="Normal" style:family="paragraph">
      <style:paragraph-properties fo:margin-bottom="0in" fo:margin-left="-0.0034in">
        <style:tab-stops/>
      </style:paragraph-properties>
    </style:style>
    <style:style style:name="T19" style:parent-style-name="DefaultParagraphFont" style:family="text">
      <style:text-properties fo:font-weight="bold" style:font-weight-asian="bold"/>
    </style:style>
    <style:style style:name="P20" style:parent-style-name="Normal" style:family="paragraph">
      <style:paragraph-properties fo:margin-bottom="0in" fo:margin-left="-0.0034in">
        <style:tab-stops/>
      </style:paragraph-properties>
    </style:style>
    <style:style style:name="T21" style:parent-style-name="DefaultParagraphFont" style:family="text">
      <style:text-properties fo:font-weight="bold" style:font-weight-asian="bold"/>
    </style:style>
    <style:style style:name="P22" style:parent-style-name="Normal" style:family="paragraph">
      <style:paragraph-properties fo:margin-bottom="0in" fo:margin-left="-0.0034in">
        <style:tab-stops/>
      </style:paragraph-properties>
    </style:style>
    <style:style style:name="T23" style:parent-style-name="DefaultParagraphFont" style:family="text">
      <style:text-properties fo:font-weight="bold" style:font-weight-asian="bold"/>
    </style:style>
    <style:style style:name="P24" style:parent-style-name="Normal" style:family="paragraph">
      <style:paragraph-properties fo:margin-bottom="0in" fo:margin-left="-0.0034in">
        <style:tab-stops/>
      </style:paragraph-properties>
    </style:style>
    <style:style style:name="T25" style:parent-style-name="DefaultParagraphFont" style:family="text">
      <style:text-properties fo:font-weight="bold" style:font-weight-asian="bold"/>
    </style:style>
    <style:style style:name="P26" style:parent-style-name="Normal" style:family="paragraph">
      <style:paragraph-properties fo:margin-bottom="0in" fo:margin-left="-0.0034in">
        <style:tab-stops/>
      </style:paragraph-properties>
    </style:style>
    <style:style style:name="T27" style:parent-style-name="DefaultParagraphFont" style:family="text">
      <style:text-properties fo:font-weight="bold" style:font-weight-asian="bold"/>
    </style:style>
    <style:style style:name="P28" style:parent-style-name="Normal" style:family="paragraph">
      <style:paragraph-properties fo:margin-bottom="0in" fo:margin-left="-0.0034in">
        <style:tab-stops/>
      </style:paragraph-properties>
    </style:style>
    <style:style style:name="T29" style:parent-style-name="DefaultParagraphFont" style:family="text">
      <style:text-properties fo:font-weight="bold" style:font-weight-asian="bold"/>
    </style:style>
    <style:style style:name="P30" style:parent-style-name="Normal" style:family="paragraph">
      <style:paragraph-properties fo:margin-bottom="0in" fo:margin-left="-0.0034in">
        <style:tab-stops/>
      </style:paragraph-properties>
    </style:style>
    <style:style style:name="T31" style:parent-style-name="DefaultParagraphFont" style:family="text">
      <style:text-properties fo:font-weight="bold" style:font-weight-asian="bold"/>
    </style:style>
    <style:style style:name="P32" style:parent-style-name="Normal" style:family="paragraph">
      <style:paragraph-properties fo:margin-bottom="0in" fo:margin-left="-0.0034in">
        <style:tab-stops/>
      </style:paragraph-properties>
    </style:style>
    <style:style style:name="T33" style:parent-style-name="DefaultParagraphFont" style:family="text">
      <style:text-properties fo:font-weight="bold" style:font-weight-asian="bold"/>
    </style:style>
    <style:style style:name="P34" style:parent-style-name="Normal" style:family="paragraph">
      <style:paragraph-properties fo:margin-bottom="0in" fo:margin-left="-0.0034in">
        <style:tab-stops/>
      </style:paragraph-properties>
    </style:style>
    <style:style style:name="T35" style:parent-style-name="DefaultParagraphFont" style:family="text">
      <style:text-properties fo:font-weight="bold" style:font-weight-asian="bold"/>
    </style:style>
    <style:style style:name="P36" style:parent-style-name="Normal" style:family="paragraph">
      <style:paragraph-properties fo:margin-bottom="0.1527in" fo:line-height="107%" fo:margin-left="0in" fo:text-indent="0in">
        <style:tab-stops/>
      </style:paragraph-properties>
    </style:style>
    <style:style style:name="P37" style:parent-style-name="Normal" style:family="paragraph">
      <style:paragraph-properties fo:margin-bottom="0.1604in" fo:margin-left="-0.0034in">
        <style:tab-stops/>
      </style:paragraph-properties>
    </style:style>
    <style:style style:name="P38" style:parent-style-name="Normal" style:list-style-name="LFO1" style:family="paragraph">
      <style:paragraph-properties fo:margin-left="0.5in" fo:text-indent="-0.25in">
        <style:tab-stops/>
      </style:paragraph-properties>
    </style:style>
    <style:style style:name="P39" style:parent-style-name="Normal" style:list-style-name="LFO1" style:family="paragraph">
      <style:paragraph-properties fo:margin-left="0.5in" fo:text-indent="-0.25in">
        <style:tab-stops/>
      </style:paragraph-properties>
    </style:style>
    <style:style style:name="P40" style:parent-style-name="Normal" style:list-style-name="LFO1" style:family="paragraph">
      <style:paragraph-properties fo:margin-left="0.5in" fo:text-indent="-0.25in">
        <style:tab-stops/>
      </style:paragraph-properties>
    </style:style>
  </office:automatic-styles>
  <office:body>
    <office:text text:use-soft-page-breaks="true">
      <text:p text:style-name="P1"><text:span text:style-name="T2">Appendix<text:s/></text:span></text:p>
      <text:p text:style-name="P3"><text:span text:style-name="T4">Interview Transcript</text:span><text:span text:style-name="T5"><text:s/></text:span></text:p>
      <text:p text:style-name="P6"><text:span text:style-name="T7">Me:<text:s/></text:span>Do you know the idea of the project?</text:p>
      <text:p text:style-name="P8"><text:span text:style-name="T9">Client:<text:s/></text:span>Explain to me again.</text:p>
      <text:p text:style-name="P10"><text:span text:style-name="T11">Me:<text:s/></text:span>It is an Arduino-based device that will detect the orbital period of a pendulum. That is my base idea. But I want to talk to you about what you would want out of that if you actually going to use this in a classroom based setting. What are some things that you would want the device to have? A couple that I came up with was would you want it to record a set of data and read it? Or would you want it to give you feedback as it comes in?</text:p>
      <text:p text:style-name="P12"><text:span text:style-name="T13">Client:<text:s/></text:span>What about a conical pendulum?</text:p>
      <text:p text:style-name="P14"><text:span text:style-name="T15">Me:<text:s/></text:span>Well, it would be<text:s/>possible,<text:s/>but it would be harder, yes.</text:p>
      <text:p text:style-name="P16"><text:span text:style-name="T17">Client:<text:s/></text:span>One of the things that is<text:s/>hard<text:s/>about the photogates that I do have is unless you get the object going straight through the middle of the object you can get a lot of error in your calculations because the timing is off. So anything you can do to try and help the idea that the detector can work well still and give reasonable data even with the pendulum is not going through the exact center of the pendulum. What I would love is – and I know this is hard – but I think if you were able to track the pendulum throughout the entire swing. That would be fascinating because then you could get rich data about how the speed of the pendulum changes over time. That gives you all sorts of insights into how the energy of the pendulum is changing over time. I don’t know if that’s possible.</text:p>
      <text:p text:style-name="P18"><text:span text:style-name="T19">Me:<text:s/></text:span>I can look into it.</text:p>
      <text:p text:style-name="P20"><text:span text:style-name="T21">Client:<text:s/></text:span>Those are my biggest thoughts. The raw data is the most important thing. But if there was a way to convert that data into some sort of energy graphs – potential energy over time, kinetic energy over time, using the speed and mass of the object. Those would be things that I can think of that would be very helpful.</text:p>
      <text:p text:style-name="P22"><text:span text:style-name="T23">Me:<text:s/></text:span>Cool. Let’s see what else. Do think it would also be useful if the device things beyond just the orbital period? Like it also calculated the energy of the pendulum?</text:p>
      <text:p text:style-name="P24"><text:span text:style-name="T25">Client:<text:s/></text:span>Yes, the energy, the kinetic energy, the speed, height – if that’s possible.</text:p>
      <text:p text:style-name="P26"><text:span text:style-name="T27">Me:<text:s/></text:span>Okay. I also had an idea where I could compact the device into a little case, so it just a couple buttons and a screen. It was battery powered, not hooked up to a computer and was stand-alone.</text:p>
      <text:p text:style-name="P28"><text:span text:style-name="T29">Client:<text:s/></text:span>Yeah because is nice to be able to move students around and not have to be tethered to one of these outlets. This spot right here doesn’t really have an outlet anywhere close to it.</text:p>
      <text:p text:style-name="P30"><text:span text:style-name="T31">Me:<text:s/></text:span>Perfect. That is all I had in terms of questions.<text:s/></text:p>
      <text:p text:style-name="P32"><text:span text:style-name="T33">Client:<text:s/></text:span>Cool.</text:p>
      <text:p text:style-name="P34"><text:span text:style-name="T35">Me:<text:s/></text:span>Thank you so much.</text:p>
      <text:p text:style-name="P36"><text:s/></text:p>
      <text:p text:style-name="P37">Problems: (Provided by the client)<text:s/></text:p>
      <text:list text:style-name="LFO1" text:continue-numbering="true">
        <text:list-item>
          <text:p text:style-name="P38">Photogates don’t always work unless they are going straight through the middle of the mass. This causes the timing to<text:s/>be off.<text:s/></text:p>
        </text:list-item>
        <text:list-item>
          <text:p text:style-name="P39">Tracking the pendulum throughout the entire swing.<text:s/></text:p>
        </text:list-item>
        <text:list-item>
          <text:p text:style-name="P40">Raw data is the most important.<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138in" fo:line-height="110%" fo:margin-left="0.0069in" fo:text-indent="-0.0069in">
        <style:tab-stops/>
      </style:paragraph-properties>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page-layout style:name="PL0">
      <style:page-layout-properties fo:page-width="8.2777in" fo:page-height="11.7083in" style:print-orientation="portrait" fo:margin-top="1in" fo:margin-left="0.5006in" fo:margin-bottom="1in" fo:margin-right="1.23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exter Carpenter</meta:initial-creator>
    <dc:creator>Dexter Carpenter</dc:creator>
    <meta:creation-date>2018-10-27T21:02:00Z</meta:creation-date>
    <dc:date>2018-10-27T21:02:00Z</dc:date>
    <meta:print-date>2018-10-27T21:02:00Z</meta:print-date>
    <meta:template xlink:href="Normal.dotm" xlink:type="simple"/>
    <meta:editing-cycles>2</meta:editing-cycles>
    <meta:editing-duration>PT0S</meta:editing-duration>
    <meta:document-statistic meta:page-count="1" meta:paragraph-count="5" meta:word-count="412" meta:character-count="2761" meta:row-count="19" meta:non-whitespace-character-count="2354"/>
  </office:meta>
</office:document-meta>
</file>